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T1" style:family="text">
      <style:text-properties style:use-window-font-color="true" fo:font-size="12pt" style:font-size-asian="10.5pt" style:font-size-complex="12pt"/>
    </style:style>
    <style:style style:name="T2" style:family="text">
      <style:text-properties style:use-window-font-color="true" fo:font-size="12pt" officeooo:rsid="0016735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расным выделены не доработанные блоки.</text:p>
      <text:p text:style-name="P3"/>
      <text:p text:style-name="P3"/>
      <text:p text:style-name="P4">Система управления РПК. </text:p>
      <text:p text:style-name="P4">Приложение 2_1. Модуль. Сервер.</text:p>
      <text:p text:style-name="P1"/>
      <text:p text:style-name="P2"><text:tab/>Сервер является HTTP сервером поддерживающим протокол <text:span text:style-name="T1">описанный в приложении («Приложение 11. Протокол взаимодействия </text:span><text:span text:style-name="T2">модулей</text:span><text:span text:style-name="T1">»)</text:span>; запускается в отдельном потоке процесса модуля; предоставляет клиентам доступ к сайту модуля. </text:p>
      <text:p text:style-name="P2"><text:tab/>В общем виде сайт модуля может содержать реальные и виртуальные ресурсы. Реальные ресурсы - это файлы в директории сайта, которые могут быть статическими, исполняемыми или статическими с исполняемыми вставками. Виртуальные ресурсы - это «команды» исполняемые сервером.</text:p>
      <text:p text:style-name="P2"><text:tab/>Сервер поддерживает множественные соединения от клиентов. <text:span text:style-name="T1">Если запрос клиента вызывает запуск скриптов или исполняемых файлов, то для запроса создается отдельный поток. Сервер поддерживает сохранение соединения с клиентом после выдачи ответа на запрос.</text:span></text:p>
      <text:p text:style-name="P6"/>
      <text:p text:style-name="P7">Поддерживаемые коды состояний</text:p>
      <text:p text:style-name="P6"/>
      <text:p text:style-name="P6"><text:tab/>Успех:</text:p>
      <text:p text:style-name="P6"><text:tab/></text:p>
      <text:p text:style-name="P6"><text:tab/><text:tab/>200, 204</text:p>
      <text:p text:style-name="P6"/>
      <text:p text:style-name="P6"><text:tab/>Ошибка клиента:</text:p>
      <text:p text:style-name="P6"/>
      <text:p text:style-name="P6"><text:tab/><text:tab/>400, 403, 404, 405</text:p>
      <text:p text:style-name="P6"/>
      <text:p text:style-name="P6"><text:tab/>Ошибка сервера:</text:p>
      <text:p text:style-name="P6"><text:tab/><text:tab/></text:p>
      <text:p text:style-name="P6"><text:tab/><text:tab/>500, 501, 5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14:03:36</dc:date>
    <dc:creator>ilja </dc:creator>
    <meta:editing-duration>PT20H26S</meta:editing-duration>
    <meta:editing-cycles>312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1" meta:paragraph-count="15" meta:word-count="123" meta:character-count="956" meta:non-whitespace-character-count="829"/>
  </office:meta>
</office:document-meta>
</file>